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77868"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fo:font-size="13pt" officeooo:paragraph-rsid="01afb070" style:font-size-asian="13pt" style:font-size-complex="13pt"/>
    </style:style>
    <style:style style:name="P8"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ans" fo:font-size="13pt" fo:font-style="normal" style:text-underline-style="none" officeooo:rsid="01c6807f" officeooo:paragraph-rsid="01c82297"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a2f98b" officeooo:paragraph-rsid="01c46dc0"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5" style:family="paragraph" style:parent-style-name="Preformatted_20_Text">
      <style:text-properties fo:font-size="13pt" officeooo:paragraph-rsid="01c89330" style:font-size-asian="13pt" style:font-size-complex="13pt"/>
    </style:style>
    <style:style style:name="P16"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c4b317" officeooo:paragraph-rsid="01b3d6be" fo:background-color="transparent"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c26751" style:font-size-asian="13pt" style:font-size-complex="13pt"/>
    </style:style>
    <style:style style:name="P2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2"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3"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1c616a0"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bd15c1"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7a1bb5" style:font-size-asian="16pt" style:font-weight-asian="bold" style:font-size-complex="16pt" style:font-weight-complex="bold"/>
    </style:style>
    <style:style style:name="T8" style:family="text">
      <style:text-properties officeooo:rsid="01c77868"/>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be723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82297"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21" style:family="text">
      <style:text-properties fo:font-weight="bold" style:font-weight-asian="bold" style:font-weight-complex="bold"/>
    </style:style>
    <style:style style:name="T22" style:family="text">
      <style:text-properties fo:font-weight="bold" officeooo:rsid="000dd66a" style:font-weight-asian="bold" style:font-weight-complex="bold"/>
    </style:style>
    <style:style style:name="T23" style:family="text">
      <style:text-properties fo:font-weight="bold" officeooo:rsid="0160cefc" style:font-weight-asian="bold" style:font-weight-complex="bold"/>
    </style:style>
    <style:style style:name="T24" style:family="text">
      <style:text-properties officeooo:rsid="01c82297"/>
    </style:style>
    <style:style style:name="T25" style:family="text">
      <style:text-properties officeooo:rsid="01bb3822"/>
    </style:style>
    <style:style style:name="T26" style:family="text">
      <style:text-properties officeooo:rsid="01c46dc0"/>
    </style:style>
    <style:style style:name="T27" style:family="text">
      <style:text-properties officeooo:rsid="01c89330"/>
    </style:style>
    <style:style style:name="T28" style:family="text">
      <style:text-properties officeooo:rsid="01c6fd7b"/>
    </style:style>
    <style:style style:name="T29" style:family="text">
      <style:text-properties fo:font-style="italic" officeooo:rsid="01c77868" style:font-style-asian="italic" style:font-style-complex="italic"/>
    </style:style>
    <style:style style:name="T30" style:family="text">
      <style:text-properties officeooo:rsid="01c7725e"/>
    </style:style>
    <style:style style:name="T31" style:family="text">
      <style:text-properties officeooo:rsid="0193b9d9"/>
    </style:style>
    <style:style style:name="T32" style:family="text">
      <style:text-properties officeooo:rsid="019e4a2a"/>
    </style:style>
    <style:style style:name="T33" style:family="text">
      <style:text-properties officeooo:rsid="0195e979"/>
    </style:style>
    <style:style style:name="T34" style:family="text">
      <style:text-properties officeooo:rsid="019615ac"/>
    </style:style>
    <style:style style:name="T35" style:family="text">
      <style:text-properties style:font-name="Liberation Sans" fo:font-style="normal" style:text-underline-style="none" officeooo:rsid="01c7725e"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06a75"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3c55a1" fo:background-color="transparent" loext:char-shading-value="0" style:font-style-asian="normal" style:font-style-complex="normal"/>
    </style:style>
    <style:style style:name="T48" style:family="text">
      <style:text-properties style:font-name="Liberation Sans" fo:font-style="normal" style:text-underline-style="none" officeooo:rsid="00083d4b" fo:background-color="transparent" loext:char-shading-value="0" style:font-style-asian="normal" style:font-style-complex="normal"/>
    </style:style>
    <style:style style:name="T49"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4th</text:span><text:span text:style-name="T2"> </text:span><text:span text:style-name="T3">Novem</text:span><text:span text:style-name="T4">ber</text:span><text:span text:style-name="T5"> 20</text:span><text:span text:style-name="T6">2</text:span><text:span text:style-name="T7">4</text:span></text:p>
      <text:p text:style-name="P3">Psalm 3:3-4</text:p>
      <text:p text:style-name="P4">But you, O Lord, are a shield about me, my glory, and the lifter of my head.<text:line-break/>I cried aloud to the Lord, and <text:span text:style-name="T8">H</text:span>e answered me from <text:span text:style-name="T8">H</text:span>is holy hill.</text:p>
      <text:p text:style-name="P5"/>
      <text:p text:style-name="P6">Thanks to God</text:p>
      <text:p text:style-name="P7"><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we can gather today to bring You our praises, and to acknowledge You as the “lifter of our heads.” We were bowed down by sin and our awareness of our guilt before You, but You have redeemed us and joined us with the faithful of the Old Testament.</text:span><text:span text:style-name="T15"> </text:span><text:span text:style-name="T16">Therefore we </text:span><text:span text:style-name="T17">giv</text:span><text:span text:style-name="T16">e</text:span><text:span text:style-name="T18"> </text:span><text:span text:style-name="T17">thanks </text:span><text:span text:style-name="T19">for the gift of</text:span><text:span text:style-name="T20"> our salvation </text:span><text:span text:style-name="T19">which Jesus won for us in the Cross and the Resurrection. We thank You that </text:span><text:span text:style-name="T14">You have heard our pleas and answered us from Your Holy Hill. </text:span><text:span text:style-name="T16">We thank You that Your grace has broken down the wall of separation between Jew and Gentile, so that there is one body of people giving You praise around this world.</text:span></text:p>
      <text:p text:style-name="P8"/>
      <text:p text:style-name="P9"><text:span text:style-name="T21">The Wide World...</text:span><text:span text:style-name="T22"> a</text:span><text:span text:style-name="T21">nd the </text:span><text:span text:style-name="T23">W</text:span><text:span text:style-name="T21">ider Church</text:span></text:p>
      <text:p text:style-name="P10">However, we pray for the <text:span text:style-name="T24">peace of Jerusalem, and we pray against the resurgence of anti-Semitism that has appeared so suddenly around the world in recent times.</text:span></text:p>
      <text:p text:style-name="P10"/>
      <text:p text:style-name="P10"><text:span text:style-name="T24">We also pray for </text:span>members of the Body of Christ suffer<text:span text:style-name="T24">ing</text:span> <text:span text:style-name="T24">persecution, even though we are mostly untouched by it here in Australia</text:span>. We ask that <text:span text:style-name="T24">You</text:span> grant <text:span text:style-name="T24">them</text:span> courage to persevere and peace in their hearts <text:span text:style-name="T24">as they endure to the strengthening of their faith</text:span>.</text:p>
      <text:p text:style-name="P11"/>
      <text:p text:style-name="P11"><text:span text:style-name="T25">We </text:span><text:span text:style-name="T26">continue to </text:span><text:span text:style-name="T25">pray that the Prince of Peace would bring the peace </text:span><text:span text:style-name="T27">the world</text:span><text:span text:style-name="T25"> long</text:span><text:span text:style-name="T27">s</text:span><text:span text:style-name="T25"> for. </text:span><text:span text:style-name="T28">We </text:span><text:span text:style-name="T24">continue to </text:span><text:span text:style-name="T28">uphold the work of churches in eastern Europe, Hungary and Ro</text:span><text:span text:style-name="T24">u</text:span><text:span text:style-name="T28">mania, where Lazlo and Eva Mihalyi work</text:span><text:span text:style-name="T26">. </text:span><text:span text:style-name="T28">We also give You thanks for Tiffany and the safe arrival of baby </text:span><text:span text:style-name="T29">Levi</text:span><text:span text:style-name="T28"> and we continue to pray for Lazlo to recover </text:span><text:span text:style-name="T30">fully </text:span><text:span text:style-name="T28">from his eye surgery.</text:span></text:p>
      <text:p text:style-name="P12"/>
      <text:p text:style-name="P13"><text:span text:style-name="T31">We </text:span><text:span text:style-name="T32">again </text:span><text:span text:style-name="T33">pray</text:span><text:span text:style-name="T31"> </text:span><text:span text:style-name="T33">for our nation, our State and our communit</text:span><text:span text:style-name="T34">ies</text:span><text:span text:style-name="T33"> to turn back to You. </text:span><text:span text:style-name="T30">We look forward to the Carols on the Lawn as a part of our public witness to the Risen Lord we serve. We pray for as many as we can fit onto the lawn to come and hear the Good News of Great Joy, the coming of our Saviour as a babe, the reason for the holiday season.</text:span></text:p>
      <text:p text:style-name="P13"/>
      <text:p text:style-name="P14">Ashburton</text:p>
      <text:p text:style-name="P15"><text:span text:style-name="T35">As well as our public witness, w</text:span><text:span text:style-name="T36">e pray for our</text:span><text:span text:style-name="T37">selves as we </text:span><text:span text:style-name="T38">seek to </text:span><text:span text:style-name="T39">demonstrate Your grace through the daily routines </text:span><text:span text:style-name="T35">and normal activities</text:span><text:span text:style-name="T39"> of our lives. </text:span><text:span text:style-name="T40">We lift up to You those who are unwell, and we especially pray for Margaret Sanders. Please guide the medical people in their treatment of her condition following her fall, taking full account of her situation. We also pray for her family as they care for her and work with the hospital staff. Help us Lord to demonstrate the depth of our fellowship as we support Margaret and her family at this time.</text:span></text:p>
      <text:p text:style-name="P15"><text:span text:style-name="T39"/></text:p>
      <text:p text:style-name="P15"><text:span text:style-name="T39">We thank You for Your Word which calls us to take courage, and to know that Your face shines upon us even when our human </text:span><text:span text:style-name="T40">frailties are ever before us</text:span><text:span text:style-name="T39">. Help us we pray to look up to You and remember </text:span><text:span text:style-name="T41">the great salvation You have provided in Jesus</text:span><text:span text:style-name="T42">. </text:span><text:span text:style-name="T35">We pray for opportunities to bless others </text:span><text:span text:style-name="T40">wherever we go.</text:span></text:p>
      <text:p text:style-name="P16"/>
      <text:p text:style-name="P17">And we <text:span text:style-name="T27">give thanks for Chris Siriweera who is preaching Your Word to us today. We </text:span>pray for our diligent attention, so that <text:span text:style-name="T27">we may hide Your Word in our hearts, that we might not sin against You and that </text:span>the world may know that only Jesus saves!</text:p>
      <text:p text:style-name="P18"/>
      <text:p text:style-name="P19"><text:span text:style-name="T43">In </text:span><text:span text:style-name="T39">His</text:span><text:span text:style-name="T44"> </text:span><text:span text:style-name="T45">Precious Name </text:span><text:span text:style-name="T46">we pray</text:span><text:span text:style-name="T47">, </text:span><text:span text:style-name="T48">Amen.</text:span></text:p>
      <text:p text:style-name="P20">Our Father, Who is in heaven,<text:line-break/>hallowed be Your name;<text:line-break/>Your kingdom come;<text:line-break/>Your will be done,<text:line-break/>on earth as it is in heaven.</text:p>
      <text:p text:style-name="P21"/>
      <text:p text:style-name="P21">Give us this day our daily bread.<text:line-break/>And forgive us our trespasses,<text:line-break/>as we forgive those that trespass against us.<text:line-break/>Lead us not into temptation;<text:line-break/>but deliver us from evil.</text:p>
      <text:p text:style-name="P21"/>
      <text:p text:style-name="P21">For Yours is the kingdom,<text:line-break/>the power, and the glory,<text:line-break/>for ever and ever.<text:line-break/>Amen.</text:p>
      <text:p text:style-name="P21"/>
      <text:p text:style-name="P22">They shall not grow old, as we that are left grow old.</text:p>
      <text:p text:style-name="P23">Age shall not weary them, nor the years condemn.</text:p>
      <text:p text:style-name="P23">At the going <text:span text:style-name="T49">d</text:span>own of the sun, and in the morning, </text:p>
      <text:p text:style-name="P23">We WILL remember them.</text:p>
      <text:p text:style-name="P2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11-23T14:04:56.600268369</dc:date>
    <meta:editing-duration>PT16H42M59S</meta:editing-duration>
    <meta:editing-cycles>186</meta:editing-cycles>
    <meta:generator>LibreOffice/24.8.3.2$Linux_X86_64 LibreOffice_project/e14c9fdd1f585efcbb2c5363087a99d20928d522</meta:generator>
    <meta:print-date>2024-06-08T21:59:09.625322674</meta:print-date>
    <meta:document-statistic meta:table-count="0" meta:image-count="0" meta:object-count="0" meta:page-count="3" meta:paragraph-count="24" meta:word-count="710" meta:character-count="3693" meta:non-whitespace-character-count="3006"/>
  </office:meta>
</office:document-meta>
</file>